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33" calcext:value-type="float">
            <text:p>3.5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69212903226" calcext:value-type="float">
            <text:p>4.3086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658" calcext:value-type="float">
            <text:p>4.50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3648" calcext:value-type="float">
            <text:p>4.79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656309677419" calcext:value-type="float">
            <text:p>4.726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45984516129" calcext:value-type="float">
            <text:p>3.534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7256" calcext:value-type="float">
            <text:p>2.96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19251612903" calcext:value-type="float">
            <text:p>2.7201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9388" calcext:value-type="float">
            <text:p>2.024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33832258065" calcext:value-type="float">
            <text:p>2.3013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49228571429" calcext:value-type="float">
            <text:p>2.2514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91277419355" calcext:value-type="float">
            <text:p>2.5959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54264" calcext:value-type="float">
            <text:p>3.3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382485714286" calcext:value-type="float">
            <text:p>3.8238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23406451613" calcext:value-type="float">
            <text:p>3.5442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7192" calcext:value-type="float">
            <text:p>3.11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3904" calcext:value-type="float">
            <text:p>2.6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5208" calcext:value-type="float">
            <text:p>2.3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95420689655" calcext:value-type="float">
            <text:p>2.52395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365246153846" calcext:value-type="float">
            <text:p>2.96365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56342857143" calcext:value-type="float">
            <text:p>3.3105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21096" calcext:value-type="float">
            <text:p>4.3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35032" calcext:value-type="float">
            <text:p>4.81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04903225806" calcext:value-type="float">
            <text:p>5.0380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969485714286" calcext:value-type="float">
            <text:p>5.0696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841909677419" calcext:value-type="float">
            <text:p>5.0984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397780645161" calcext:value-type="float">
            <text:p>4.713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5816" calcext:value-type="float">
            <text:p>3.45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3464" calcext:value-type="float">
            <text:p>3.0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69392" calcext:value-type="float">
            <text:p>2.58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44516129032" calcext:value-type="float">
            <text:p>2.787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81085714286" calcext:value-type="float">
            <text:p>3.7118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4448" calcext:value-type="float">
            <text:p>4.29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73264516129" calcext:value-type="float">
            <text:p>4.6697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8944" calcext:value-type="float">
            <text:p>4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663251612903" calcext:value-type="float">
            <text:p>4.7166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346755555556" calcext:value-type="float">
            <text:p>4.57346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05651612903" calcext:value-type="float">
            <text:p>4.6800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028258064516" calcext:value-type="float">
            <text:p>4.3502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132" calcext:value-type="float">
            <text:p>4.4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213858064516" calcext:value-type="float">
            <text:p>4.7221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0052" calcext:value-type="float">
            <text:p>4.893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96929032258" calcext:value-type="float">
            <text:p>4.9899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75628571429" calcext:value-type="float">
            <text:p>5.12575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306156521739" calcext:value-type="float">
            <text:p>5.313061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90658064516" calcext:value-type="float">
            <text:p>5.5329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59616" calcext:value-type="float">
            <text:p>5.577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704851612903" calcext:value-type="float">
            <text:p>4.997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988" calcext:value-type="float">
            <text:p>4.98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865896774193" calcext:value-type="float">
            <text:p>5.19865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34632258065" calcext:value-type="float">
            <text:p>4.6513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600496551724" calcext:value-type="float">
            <text:p>3.87600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566270967742" calcext:value-type="float">
            <text:p>3.4956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9956" calcext:value-type="float">
            <text:p>3.596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84722580645" calcext:value-type="float">
            <text:p>4.2468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425671428571" calcext:value-type="float">
            <text:p>4.88425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60929032258" calcext:value-type="float">
            <text:p>5.157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84490322581" calcext:value-type="float">
            <text:p>5.395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1244137931" calcext:value-type="float">
            <text:p>5.63312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826193548387" calcext:value-type="float">
            <text:p>5.7582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140193548387" calcext:value-type="float">
            <text:p>4.2114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29264" calcext:value-type="float">
            <text:p>3.65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87819354839" calcext:value-type="float">
            <text:p>3.658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78816" calcext:value-type="float">
            <text:p>3.82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16457142857" calcext:value-type="float">
            <text:p>4.8001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821109677419" calcext:value-type="float">
            <text:p>4.9582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459019354839" calcext:value-type="float">
            <text:p>5.1645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8732" calcext:value-type="float">
            <text:p>5.34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720980645161" calcext:value-type="float">
            <text:p>5.4272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53961290323" calcext:value-type="float">
            <text:p>5.3375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004516129032" calcext:value-type="float">
            <text:p>4.540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052" calcext:value-type="float">
            <text:p>4.029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27974193548" calcext:value-type="float">
            <text:p>4.3152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4488" calcext:value-type="float">
            <text:p>4.5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83904516129" calcext:value-type="float">
            <text:p>4.918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244114285714" calcext:value-type="float">
            <text:p>5.1624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57483870968" calcext:value-type="float">
            <text:p>5.3735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20903225806" calcext:value-type="float">
            <text:p>5.5562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836" calcext:value-type="float">
            <text:p>5.67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97161290323" calcext:value-type="float">
            <text:p>5.7459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41768" calcext:value-type="float">
            <text:p>5.8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451458064516" calcext:value-type="float">
            <text:p>5.444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139793548387" calcext:value-type="float">
            <text:p>4.9413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8528" calcext:value-type="float">
            <text:p>4.0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87225806452" calcext:value-type="float">
            <text:p>3.377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77" calcext:value-type="float">
            <text:p>3.74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06270967742" calcext:value-type="float">
            <text:p>4.4100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01228571429" calcext:value-type="float">
            <text:p>4.88801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65470967742" calcext:value-type="float">
            <text:p>5.336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02451612903" calcext:value-type="float">
            <text:p>5.5670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2912" calcext:value-type="float">
            <text:p>5.65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229316129032" calcext:value-type="float">
            <text:p>5.7622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9472" calcext:value-type="float">
            <text:p>5.95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880516129032" calcext:value-type="float">
            <text:p>6.048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49729032258" calcext:value-type="float">
            <text:p>5.4044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91664516129" calcext:value-type="float">
            <text:p>4.269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48" calcext:value-type="float">
            <text:p>3.9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59561290323" calcext:value-type="float">
            <text:p>3.8805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45228571429" calcext:value-type="float">
            <text:p>4.2174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56864516129" calcext:value-type="float">
            <text:p>4.5005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234658064516" calcext:value-type="float">
            <text:p>4.862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09928" calcext:value-type="float">
            <text:p>5.25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77148387097" calcext:value-type="float">
            <text:p>5.3737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14216" calcext:value-type="float">
            <text:p>5.48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43122580645" calcext:value-type="float">
            <text:p>5.1094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29987096774" calcext:value-type="float">
            <text:p>4.3902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97" calcext:value-type="float">
            <text:p>3.95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27432258065" calcext:value-type="float">
            <text:p>3.3132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4736" calcext:value-type="float">
            <text:p>4.2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16541935484" calcext:value-type="float">
            <text:p>4.5681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86971428571" calcext:value-type="float">
            <text:p>4.8358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58296774194" calcext:value-type="float">
            <text:p>4.9715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33295483871" calcext:value-type="float">
            <text:p>5.033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54584" calcext:value-type="float">
            <text:p>5.1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42895483871" calcext:value-type="float">
            <text:p>5.094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4712" calcext:value-type="float">
            <text:p>4.93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50529032258" calcext:value-type="float">
            <text:p>4.7065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414309677419" calcext:value-type="float">
            <text:p>4.4141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9992" calcext:value-type="float">
            <text:p>3.82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62890322581" calcext:value-type="float">
            <text:p>3.286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3884" calcext:value-type="float">
            <text:p>3.28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198836363636" calcext:value-type="float">
            <text:p>3.23198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19733333333" calcext:value-type="float">
            <text:p>2.5101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286" calcext:value-type="float">
            <text:p>2.669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40051612903" calcext:value-type="float">
            <text:p>2.8604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6728" calcext:value-type="float">
            <text:p>2.9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810593548387" calcext:value-type="float">
            <text:p>3.7481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4916" calcext:value-type="float">
            <text:p>4.644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3432" calcext:value-type="float">
            <text:p>4.4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897548387097" calcext:value-type="float">
            <text:p>4.3389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18013793103" calcext:value-type="float">
            <text:p>3.24118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94877419355" calcext:value-type="float">
            <text:p>2.5029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3948" calcext:value-type="float">
            <text:p>3.3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65548387097" calcext:value-type="float">
            <text:p>4.0646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74755555556" calcext:value-type="float">
            <text:p>4.40074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27070967742" calcext:value-type="float">
            <text:p>4.5502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487380645161" calcext:value-type="float">
            <text:p>5.0248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6136" calcext:value-type="float">
            <text:p>5.23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75174193548" calcext:value-type="float">
            <text:p>5.4247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6216" calcext:value-type="float">
            <text:p>5.68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071458064516" calcext:value-type="float">
            <text:p>5.5207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57816" calcext:value-type="float">
            <text:p>4.8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6332" calcext:value-type="float">
            <text:p>3.92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32232258064" calcext:value-type="float">
            <text:p>2.9353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6976" calcext:value-type="float">
            <text:p>2.6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35767741936" calcext:value-type="float">
            <text:p>3.6483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87062068966" calcext:value-type="float">
            <text:p>4.2068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516361290323" calcext:value-type="float">
            <text:p>4.6151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16077419355" calcext:value-type="float">
            <text:p>4.9611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228" calcext:value-type="float">
            <text:p>5.12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197922580645" calcext:value-type="float">
            <text:p>4.9219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15024516129" calcext:value-type="float">
            <text:p>4.671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62928" calcext:value-type="float">
            <text:p>4.4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23251612903" calcext:value-type="float">
            <text:p>4.1832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6092" calcext:value-type="float">
            <text:p>4.26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54064516129" calcext:value-type="float">
            <text:p>4.276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45742857143" calcext:value-type="float">
            <text:p>4.36745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65264516129" calcext:value-type="float">
            <text:p>4.7916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02838709677" calcext:value-type="float">
            <text:p>5.3030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74008" calcext:value-type="float">
            <text:p>5.46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38606451613" calcext:value-type="float">
            <text:p>5.5223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20488" calcext:value-type="float">
            <text:p>5.5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773548387097" calcext:value-type="float">
            <text:p>5.847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68180645161" calcext:value-type="float">
            <text:p>5.3936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30270967742" calcext:value-type="float">
            <text:p>4.0443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972" calcext:value-type="float">
            <text:p>4.22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54735483871" calcext:value-type="float">
            <text:p>4.4285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799876923077" calcext:value-type="float">
            <text:p>4.73799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70490322581" calcext:value-type="float">
            <text:p>5.0377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422012903226" calcext:value-type="float">
            <text:p>5.1042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26666666667" calcext:value-type="float">
            <text:p>5.1392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926" calcext:value-type="float">
            <text:p>5.5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24567741935" calcext:value-type="float">
            <text:p>5.4192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99064" calcext:value-type="float">
            <text:p>4.8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204" calcext:value-type="float">
            <text:p>3.5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6384" calcext:value-type="float">
            <text:p>2.7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47922580645" calcext:value-type="float">
            <text:p>3.2074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83428571429" calcext:value-type="float">
            <text:p>3.0828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200851612903" calcext:value-type="float">
            <text:p>2.7720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28051612903" calcext:value-type="float">
            <text:p>3.8052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8332" calcext:value-type="float">
            <text:p>4.68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05135483871" calcext:value-type="float">
            <text:p>5.0320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7572" calcext:value-type="float">
            <text:p>4.9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981341935484" calcext:value-type="float">
            <text:p>4.7998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47483870968" calcext:value-type="float">
            <text:p>4.192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1816" calcext:value-type="float">
            <text:p>4.06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920851612903" calcext:value-type="float">
            <text:p>3.2292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694" calcext:value-type="float">
            <text:p>3.52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86258064516" calcext:value-type="float">
            <text:p>3.2758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79458064516" calcext:value-type="float">
            <text:p>4.636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00774193548" calcext:value-type="float">
            <text:p>4.8060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2916" calcext:value-type="float">
            <text:p>5.0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00438709678" calcext:value-type="float">
            <text:p>5.11100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54864" calcext:value-type="float">
            <text:p>5.08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386735483871" calcext:value-type="float">
            <text:p>5.0838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285225806452" calcext:value-type="float">
            <text:p>5.1228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42" calcext:value-type="float">
            <text:p>4.5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55584516129" calcext:value-type="float">
            <text:p>3.595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07596" calcext:value-type="float">
            <text:p>3.740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901780645161" calcext:value-type="float">
            <text:p>3.1290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24885714286" calcext:value-type="float">
            <text:p>3.7872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62064516129" calcext:value-type="float">
            <text:p>3.773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59612903226" calcext:value-type="float">
            <text:p>4.3025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4912" calcext:value-type="float">
            <text:p>4.59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29470967742" calcext:value-type="float">
            <text:p>4.7422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4424" calcext:value-type="float">
            <text:p>5.24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215483870968" calcext:value-type="float">
            <text:p>5.4421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37470967742" calcext:value-type="float">
            <text:p>5.3823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8792" calcext:value-type="float">
            <text:p>4.26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201883870968" calcext:value-type="float">
            <text:p>3.592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6568" calcext:value-type="float">
            <text:p>3.5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31828571429" calcext:value-type="float">
            <text:p>5.4313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997419354839" calcext:value-type="float">
            <text:p>5.569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8976" calcext:value-type="float">
            <text:p>4.71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009161290323" calcext:value-type="float">
            <text:p>4.420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0392" calcext:value-type="float">
            <text:p>4.02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1136" calcext:value-type="float">
            <text:p>4.0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686" calcext:value-type="float">
            <text:p>5.869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78296774194" calcext:value-type="float">
            <text:p>5.8097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1712" calcext:value-type="float">
            <text:p>5.96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269866666667" calcext:value-type="float">
            <text:p>6.1826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95927272727" calcext:value-type="float">
            <text:p>5.59695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1464" calcext:value-type="float">
            <text:p>5.2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1455483871" calcext:value-type="float">
            <text:p>4.323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74512" calcext:value-type="float">
            <text:p>4.39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363638709677" calcext:value-type="float">
            <text:p>4.8336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0524137931" calcext:value-type="float">
            <text:p>5.0570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716980645161" calcext:value-type="float">
            <text:p>5.1071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66812903226" calcext:value-type="float">
            <text:p>5.2596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564" calcext:value-type="float">
            <text:p>5.40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328258064516" calcext:value-type="float">
            <text:p>5.4932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22416" calcext:value-type="float">
            <text:p>5.69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152038709677" calcext:value-type="float">
            <text:p>6.1915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827922580645" calcext:value-type="float">
            <text:p>5.7982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54" calcext:value-type="float">
            <text:p>5.33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842709677419" calcext:value-type="float">
            <text:p>3.6384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1156" calcext:value-type="float">
            <text:p>3.541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77225806452" calcext:value-type="float">
            <text:p>4.1017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06257142857" calcext:value-type="float">
            <text:p>4.3650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32232258065" calcext:value-type="float">
            <text:p>4.8403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621548387097" calcext:value-type="float">
            <text:p>5.1162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6812" calcext:value-type="float">
            <text:p>5.22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78967741935" calcext:value-type="float">
            <text:p>5.1997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8856" calcext:value-type="float">
            <text:p>5.12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451483870968" calcext:value-type="float">
            <text:p>5.274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66761290323" calcext:value-type="float">
            <text:p>5.2186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642" calcext:value-type="float">
            <text:p>4.882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59096774194" calcext:value-type="float">
            <text:p>3.8925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7672" calcext:value-type="float">
            <text:p>3.49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06103225806" calcext:value-type="float">
            <text:p>2.8480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6476" calcext:value-type="float">
            <text:p>3.0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55019354839" calcext:value-type="float">
            <text:p>3.7015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187870967742" calcext:value-type="float">
            <text:p>4.4618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296" calcext:value-type="float">
            <text:p>4.5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57006451613" calcext:value-type="float">
            <text:p>4.7085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8264" calcext:value-type="float">
            <text:p>4.75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577329032258" calcext:value-type="float">
            <text:p>4.9457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169290322581" calcext:value-type="float">
            <text:p>4.941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69332" calcext:value-type="float">
            <text:p>4.316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01703225806" calcext:value-type="float">
            <text:p>3.2580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3696" calcext:value-type="float">
            <text:p>2.77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63070967742" calcext:value-type="float">
            <text:p>2.4776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112825806452" calcext:value-type="float">
            <text:p>3.5211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208748387097" calcext:value-type="float">
            <text:p>4.0920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51696551724" calcext:value-type="float">
            <text:p>4.54351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74015483871" calcext:value-type="float">
            <text:p>4.847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06456" calcext:value-type="float">
            <text:p>4.8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40825806452" calcext:value-type="float">
            <text:p>4.6184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703690322581" calcext:value-type="float">
            <text:p>5.027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63376" calcext:value-type="float">
            <text:p>4.93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52903225806" calcext:value-type="float">
            <text:p>4.3065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9488" calcext:value-type="float">
            <text:p>4.13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90683870968" calcext:value-type="float">
            <text:p>4.2199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263393103448" calcext:value-type="float">
            <text:p>4.36263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90536" calcext:value-type="float">
            <text:p>4.56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04704" calcext:value-type="float">
            <text:p>4.8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44936" calcext:value-type="float">
            <text:p>4.91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095251612903" calcext:value-type="float">
            <text:p>4.990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17248" calcext:value-type="float">
            <text:p>5.01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392541935484" calcext:value-type="float">
            <text:p>4.9339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13212903226" calcext:value-type="float">
            <text:p>4.7811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34784" calcext:value-type="float">
            <text:p>4.5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333161290323" calcext:value-type="float">
            <text:p>3.673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58552" calcext:value-type="float">
            <text:p>3.5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467948387097" calcext:value-type="float">
            <text:p>3.494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762457142857" calcext:value-type="float">
            <text:p>3.5276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23472" calcext:value-type="float">
            <text:p>3.6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5704" calcext:value-type="float">
            <text:p>4.23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4504" calcext:value-type="float">
            <text:p>4.54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93935483871" calcext:value-type="float">
            <text:p>4.516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7056" calcext:value-type="float">
            <text:p>4.32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78864516129" calcext:value-type="float">
            <text:p>3.9747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67896774194" calcext:value-type="float">
            <text:p>4.2156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5072" calcext:value-type="float">
            <text:p>4.33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362658064516" calcext:value-type="float">
            <text:p>3.673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8216" calcext:value-type="float">
            <text:p>2.9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54085714286" calcext:value-type="float">
            <text:p>3.0755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68748387097" calcext:value-type="float">
            <text:p>3.9396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82348387097" calcext:value-type="float">
            <text:p>4.265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45472" calcext:value-type="float">
            <text:p>4.78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86993548387" calcext:value-type="float">
            <text:p>4.907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5104" calcext:value-type="float">
            <text:p>5.02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576412903226" calcext:value-type="float">
            <text:p>5.265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21703225806" calcext:value-type="float">
            <text:p>4.8582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4752" calcext:value-type="float">
            <text:p>4.08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98270967742" calcext:value-type="float">
            <text:p>3.0079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7912" calcext:value-type="float">
            <text:p>3.0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445393548387" calcext:value-type="float">
            <text:p>3.484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85457142857" calcext:value-type="float">
            <text:p>3.46285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76175483871" calcext:value-type="float">
            <text:p>3.5276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593367741935" calcext:value-type="float">
            <text:p>4.06593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60872" calcext:value-type="float">
            <text:p>4.40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853006451613" calcext:value-type="float">
            <text:p>4.3885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53968" calcext:value-type="float">
            <text:p>4.1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714864516129" calcext:value-type="float">
            <text:p>3.8071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614683870968" calcext:value-type="float">
            <text:p>4.6161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9504" calcext:value-type="float">
            <text:p>4.22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46632258065" calcext:value-type="float">
            <text:p>4.4684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43" calcext:value-type="float">
            <text:p>3.56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594038709677" calcext:value-type="float">
            <text:p>3.4559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05489655172" calcext:value-type="float">
            <text:p>3.94705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66272" calcext:value-type="float">
            <text:p>3.6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230727272727" calcext:value-type="float">
            <text:p>4.95230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2984" calcext:value-type="float">
            <text:p>5.23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14322580645" calcext:value-type="float">
            <text:p>5.4721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82967741935" calcext:value-type="float">
            <text:p>4.7578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6472" calcext:value-type="float">
            <text:p>3.67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45032258065" calcext:value-type="float">
            <text:p>2.4354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6328" calcext:value-type="float">
            <text:p>2.6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16387096774" calcext:value-type="float">
            <text:p>3.3021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912857142857" calcext:value-type="float">
            <text:p>3.3691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69695483871" calcext:value-type="float">
            <text:p>3.676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824077419355" calcext:value-type="float">
            <text:p>4.4582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63432" calcext:value-type="float">
            <text:p>4.67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71122580645" calcext:value-type="float">
            <text:p>4.6827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8616" calcext:value-type="float">
            <text:p>4.81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24103225806" calcext:value-type="float">
            <text:p>5.0502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546425806452" calcext:value-type="float">
            <text:p>4.6854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7768" calcext:value-type="float">
            <text:p>3.52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563483870968" calcext:value-type="float">
            <text:p>2.805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328" calcext:value-type="float">
            <text:p>2.8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245987096774" calcext:value-type="float">
            <text:p>2.622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39342857143" calcext:value-type="float">
            <text:p>3.0933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6944516129" calcext:value-type="float">
            <text:p>4.302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15974193548" calcext:value-type="float">
            <text:p>4.4981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62648" calcext:value-type="float">
            <text:p>4.50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310477419355" calcext:value-type="float">
            <text:p>4.5131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2292" calcext:value-type="float">
            <text:p>4.6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426141935484" calcext:value-type="float">
            <text:p>4.5742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42270967742" calcext:value-type="float">
            <text:p>3.8614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7392" calcext:value-type="float">
            <text:p>3.90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26606451613" calcext:value-type="float">
            <text:p>3.4192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6256" calcext:value-type="float">
            <text:p>3.1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7224516129" calcext:value-type="float">
            <text:p>3.0027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88788" calcext:value-type="float">
            <text:p>3.068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8359" calcext:value-type="float">
            <text:p>5.1583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15485714286" calcext:value-type="float">
            <text:p>3.4161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829" calcext:value-type="float">
            <text:p>3.584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188591304348" calcext:value-type="float">
            <text:p>4.851885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007922580645" calcext:value-type="float">
            <text:p>4.9600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9976" calcext:value-type="float">
            <text:p>4.88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527896774194" calcext:value-type="float">
            <text:p>4.8252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87922580645" calcext:value-type="float">
            <text:p>4.5028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5496" calcext:value-type="float">
            <text:p>4.21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81987096774" calcext:value-type="float">
            <text:p>3.9788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285238709677" calcext:value-type="float">
            <text:p>3.1328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59228571429" calcext:value-type="float">
            <text:p>3.8135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62709677419" calcext:value-type="float">
            <text:p>4.095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269470967742" calcext:value-type="float">
            <text:p>4.1326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77632" calcext:value-type="float">
            <text:p>4.60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36015483871" calcext:value-type="float">
            <text:p>4.923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1080904626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42" meta:object-count="0"/>
    <meta:user-defined meta:name="AppVersion">3.0</meta:user-defined>
  </office:meta>
</office:document-meta>
</file>